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3" manifest:media-type=""/>
  <manifest:file-entry manifest:full-path="Object 3" manifest:media-type="application/octet-stream"/>
  <manifest:file-entry manifest:full-path="Object 2" manifest:media-type="application/octet-stream"/>
  <manifest:file-entry manifest:full-path="ObjectReplacements/Object 1" manifest:media-type=""/>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center"/>
    </style:style>
    <style:style style:name="P3" style:parent-style-name="ListParagraph" style:family="paragraph"/>
    <style:style style:name="T4" style:parent-style-name="DefaultParagraphFont" style:family="text">
      <style:text-properties fo:font-weight="bold" style:font-weight-asian="bold"/>
    </style:style>
    <style:style style:name="P5" style:parent-style-name="ListParagraph" style:family="paragraph"/>
    <style:style style:name="T6" style:parent-style-name="DefaultParagraphFont" style:family="text">
      <style:text-properties fo:font-weight="bold" style:font-weight-asian="bold"/>
    </style:style>
    <style:style style:name="P7" style:parent-style-name="ListParagraph" style:family="paragraph"/>
    <style:style style:name="T8" style:parent-style-name="DefaultParagraphFont" style:family="text">
      <style:text-properties fo:font-weight="bold" style:font-weight-asian="bold"/>
    </style:style>
    <style:style style:name="P9" style:parent-style-name="Normal" style:family="paragraph">
      <style:paragraph-properties fo:text-align="center"/>
    </style:style>
    <style:style style:name="P10" style:parent-style-name="ListParagraph" style:family="paragraph"/>
    <style:style style:name="T11" style:parent-style-name="DefaultParagraphFont" style:family="text">
      <style:text-properties fo:font-weight="bold" style:font-weight-asian="bold"/>
    </style:style>
    <style:style style:name="P12" style:parent-style-name="ListParagraph" style:family="paragraph"/>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P15" style:parent-style-name="ListParagraph" style:family="paragraph"/>
    <style:style style:name="P16" style:parent-style-name="Normal" style:family="paragraph">
      <style:paragraph-properties fo:break-before="page"/>
    </style:style>
    <style:style style:name="P17" style:parent-style-name="Normal" style:family="paragraph">
      <style:paragraph-properties fo:text-align="center"/>
    </style:style>
    <style:style style:name="P18" style:parent-style-name="ListParagraph" style:family="paragraph"/>
    <style:style style:name="T19" style:parent-style-name="DefaultParagraphFont" style:family="text">
      <style:text-properties fo:font-weight="bold" style:font-weight-asian="bold"/>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Inheritance in Fireball</text:p>
      <text:h text:style-name="Heading1" text:outline-level="1">Classes</text:h>
      <text:h text:style-name="Heading2" text:outline-level="2">Diagram</text:h>
      <text:p text:style-name="P2"><draw:frame draw:z-index="0" draw:id="id0" draw:style-name="a0" draw:name="Object 3" text:anchor-type="as-char" svg:x="0in" svg:y="0in" svg:width="6.25in" svg:height="2.5625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h text:style-name="Heading2" text:outline-level="2">Summary</text:h>
      <text:list text:style-name="LFO1" text:continue-numbering="true">
        <text:list-item>
          <text:p text:style-name="P3">Classes can<text:s/><text:span text:style-name="T4">extend<text:s/></text:span>(inherit)<text:s/>from zero or exactly one Parent/Super class. This functions as typical class<text:s/>inheritance, and the child class will inherit the type and all members of the parent/super class. The child class is always viewable (down type cast) as an instance of the parent class.</text:p>
        </text:list-item>
        <text:list-item>
          <text:p text:style-name="P5">Classes can<text:s/><text:span text:style-name="T6">extend</text:span><text:s/>zero or more traits. Classes implementing traits<text:s/>must supply any abstract members defined in the trait to fulfill the traits behavioral contract. A class implementing a trait is always viewable as an instance of that trait.</text:p>
        </text:list-item>
        <text:list-item>
          <text:p text:style-name="P7">Classes can<text:s/><text:span text:style-name="T8">include</text:span><text:s/>zero or more mixins. Classes including a mixin gain all of the members of that mixin, including super/parent mixins of the included mixin. Classes mixing-in multiple mixins which define conflicting members can be resolved via ‘aliasing’ the mixins. If there are any remaining conflicts after aliasing, the Fireball compiler will notify of the conflicts with an error. A class including a mixin is always viewable as an instance of that mixin.</text:p>
        </text:list-item>
      </text:list>
      <text:soft-page-break/>
      <text:h text:style-name="Heading1" text:outline-level="1">Mixins</text:h>
      <text:h text:style-name="Heading2" text:outline-level="2">Diagram</text:h>
      <text:p text:style-name="P9"><draw:frame draw:z-index="251658240" draw:id="id1" draw:style-name="a1" draw:name="Object 3" text:anchor-type="as-char" svg:x="0in" svg:y="0in" svg:width="5.6875in" svg:height="2.6875in" style:rel-width="scale" style:rel-height="scale"><draw:object-ole draw:class-id="00021A14-0000-0000-C000-000000000046" xlink:href="Object 2" xlink:type="simple" xlink:show="embed" xlink:actuate="onLoad"/><draw:image xlink:href="ObjectReplacements/Object 2" xlink:type="simple" xlink:show="embed" xlink:actuate="onLoad"/><svg:title/><svg:desc/></draw:frame></text:p>
      <text:h text:style-name="Heading2" text:outline-level="2">Summary</text:h>
      <text:list text:style-name="LFO2" text:continue-numbering="true">
        <text:list-item>
          <text:p text:style-name="P10">Mixins can<text:s/><text:span text:style-name="T11">include</text:span><text:s/>zero or more other mixins. Mixins including a mixin gain all of the members of that mixin. A mixin including multiple other mixins which define conflicting members can be resolved via ‘aliasing’ the included mixins. If there are any remaining conflicts after aliasing, the Fireball compiler will notify of the conflicts with an error. A mixin including another mixin is always viewable as an instance of that mixin.</text:p>
        </text:list-item>
        <text:list-item>
          <text:p text:style-name="P12">Mixins can<text:s/><text:span text:style-name="T13">implement</text:span><text:s/>zero or more traits. The mixin<text:s/><text:span text:style-name="T14">does not</text:span><text:s/>have to implement all of the abstract members defined in any of its implemented traits. A mixin implementing a trait is always viewable as an instance of that trait.</text:p>
        </text:list-item>
        <text:list-item>
          <text:p text:style-name="P15">Mixins can be constrained such that only certain classes or other mixins can include the mixin. This allows for designing mixins which are intended to be included in certain class hierarchies. Mixins with an ‘includable’ constraint can only inherit from other mixins with the same covariant includable constraint.</text:p>
        </text:list-item>
      </text:list>
      <text:p text:style-name="P16"/>
      <text:h text:style-name="Heading1" text:outline-level="1">Traits</text:h>
      <text:h text:style-name="Heading2" text:outline-level="2">Diagram</text:h>
      <text:p text:style-name="P17"><draw:frame draw:z-index="251658240" draw:id="id2" draw:style-name="a2" draw:name="Object 2" text:anchor-type="as-char" svg:x="0in" svg:y="0in" svg:width="3.625in" svg:height="1.0625in" style:rel-width="scale" style:rel-height="scale"><draw:object-ole draw:class-id="00021A14-0000-0000-C000-000000000046" xlink:href="Object 3" xlink:type="simple" xlink:show="embed" xlink:actuate="onLoad"/><draw:image xlink:href="ObjectReplacements/Object 3" xlink:type="simple" xlink:show="embed" xlink:actuate="onLoad"/><svg:title/><svg:desc/></draw:frame></text:p>
      <text:h text:style-name="Heading2" text:outline-level="2">Summary</text:h>
      <text:list text:style-name="LFO3" text:continue-numbering="true">
        <text:list-item>
          <text:p text:style-name="P18">Traits can<text:s/><text:span text:style-name="T19">inherit</text:span><text:s/>from zero or more other traits. This is not a class<text:s/>inheritance type relationship, but instead is better described as an “also behaves like” type relationship. Recall that traits are ultimately behavioral contracts, although they can provide default implementations of methods and values. A trait which inherits another trait is always viewable as an instance of that trai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 W. DiVincenzo</meta:initial-creator>
    <dc:creator>Kevin W. DiVincenzo</dc:creator>
    <meta:creation-date>2015-09-20T19:05:00Z</meta:creation-date>
    <dc:date>2016-07-22T06:02:00Z</dc:date>
    <meta:template xlink:href="Normal.dotm" xlink:type="simple"/>
    <meta:editing-cycles>5</meta:editing-cycles>
    <meta:editing-duration>PT8940S</meta:editing-duration>
    <meta:document-statistic meta:page-count="3" meta:paragraph-count="5" meta:word-count="380" meta:character-count="2545" meta:row-count="18" meta:non-whitespace-character-count="2170"/>
  </office:meta>
</office:document-meta>
</file>